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739" officeooo:paragraph-rsid="0018b739"/>
    </style:style>
    <style:style style:name="P2" style:family="paragraph" style:parent-style-name="Standard">
      <style:text-properties fo:font-weight="bold" officeooo:rsid="0018b739" officeooo:paragraph-rsid="0018b739" style:font-weight-asian="bold" style:font-weight-complex="bold"/>
    </style:style>
    <style:style style:name="P3" style:family="paragraph" style:parent-style-name="Standard">
      <style:text-properties fo:font-size="14pt" style:text-underline-style="none" fo:font-weight="bold" officeooo:rsid="0018b739" officeooo:paragraph-rsid="0018b739" style:font-size-asian="14pt" style:font-weight-asian="bold" style:font-size-complex="14pt" style:font-weight-complex="bold"/>
    </style:style>
    <style:style style:name="P4" style:family="paragraph" style:parent-style-name="Standard">
      <style:text-properties fo:font-weight="bold" officeooo:rsid="0018b739" officeooo:paragraph-rsid="0018b739" style:font-weight-asian="bold" style:font-weight-complex="bold"/>
    </style:style>
    <style:style style:name="P5" style:family="paragraph" style:parent-style-name="Standard">
      <style:text-properties fo:font-weight="bold" officeooo:rsid="0019d00a" officeooo:paragraph-rsid="0019d00a" style:font-weight-asian="bold" style:font-weight-complex="bold"/>
    </style:style>
    <style:style style:name="P6" style:family="paragraph" style:parent-style-name="Standard">
      <style:text-properties fo:font-weight="bold" officeooo:rsid="0019d00a" officeooo:paragraph-rsid="0022be1a" style:font-weight-asian="bold" style:font-weight-complex="bold"/>
    </style:style>
    <style:style style:name="P7" style:family="paragraph" style:parent-style-name="Standard">
      <style:text-properties fo:font-weight="bold" officeooo:rsid="00224d8b" officeooo:paragraph-rsid="00224d8b" style:font-weight-asian="bold" style:font-weight-complex="bold"/>
    </style:style>
    <style:style style:name="P8" style:family="paragraph" style:parent-style-name="Standard">
      <style:text-properties fo:font-weight="normal" officeooo:rsid="001a9ebf" officeooo:paragraph-rsid="001a9ebf" style:font-weight-asian="normal" style:font-weight-complex="normal"/>
    </style:style>
    <style:style style:name="P9" style:family="paragraph" style:parent-style-name="Standard">
      <style:text-properties fo:font-weight="normal" officeooo:rsid="001aba24" officeooo:paragraph-rsid="001aba24" style:font-weight-asian="normal" style:font-weight-complex="normal"/>
    </style:style>
    <style:style style:name="P10" style:family="paragraph" style:parent-style-name="Standard">
      <style:text-properties fo:font-weight="normal" officeooo:rsid="001e0f54" officeooo:paragraph-rsid="001e0f54" style:font-weight-asian="normal" style:font-weight-complex="normal"/>
    </style:style>
    <style:style style:name="P11" style:family="paragraph" style:parent-style-name="Standard">
      <style:text-properties fo:font-weight="normal" officeooo:rsid="0020c396" officeooo:paragraph-rsid="0020c396" style:font-weight-asian="normal" style:font-weight-complex="normal"/>
    </style:style>
    <style:style style:name="P12" style:family="paragraph" style:parent-style-name="Standard">
      <style:text-properties fo:font-weight="normal" officeooo:rsid="00224d8b" officeooo:paragraph-rsid="00224d8b" style:font-weight-asian="normal" style:font-weight-complex="normal"/>
    </style:style>
    <style:style style:name="P13" style:family="paragraph" style:parent-style-name="Standard">
      <style:text-properties fo:font-weight="normal" officeooo:rsid="0022be1a" officeooo:paragraph-rsid="0022be1a" style:font-weight-asian="normal" style:font-weight-complex="normal"/>
    </style:style>
    <style:style style:name="P14" style:family="paragraph" style:parent-style-name="Standard">
      <style:text-properties fo:font-style="italic" fo:font-weight="normal" officeooo:rsid="001aba24" officeooo:paragraph-rsid="001aba24" style:font-style-asian="italic" style:font-weight-asian="normal" style:font-style-complex="italic" style:font-weight-complex="normal"/>
    </style:style>
    <style:style style:name="P15" style:family="paragraph" style:parent-style-name="Standard">
      <style:text-properties fo:font-style="italic" fo:font-weight="normal" officeooo:rsid="001e0f54" officeooo:paragraph-rsid="001e0f54" style:font-style-asian="italic" style:font-weight-asian="normal" style:font-style-complex="italic" style:font-weight-complex="normal"/>
    </style:style>
    <style:style style:name="P16" style:family="paragraph" style:parent-style-name="Standard">
      <style:text-properties fo:font-style="normal" fo:font-weight="normal" officeooo:rsid="001aba24" officeooo:paragraph-rsid="001aba24" style:font-style-asian="normal" style:font-weight-asian="normal" style:font-style-complex="normal" style:font-weight-complex="normal"/>
    </style:style>
    <style:style style:name="P17" style:family="paragraph" style:parent-style-name="Standard">
      <style:text-properties fo:font-style="normal" fo:font-weight="normal" officeooo:rsid="001ca836" officeooo:paragraph-rsid="001ca836" style:font-style-asian="normal" style:font-weight-asian="normal" style:font-style-complex="normal" style:font-weight-complex="normal"/>
    </style:style>
    <style:style style:name="P18" style:family="paragraph" style:parent-style-name="Standard">
      <style:text-properties fo:font-style="normal" fo:font-weight="normal" officeooo:rsid="001e0f54" officeooo:paragraph-rsid="001e0f54" style:font-style-asian="normal" style:font-weight-asian="normal" style:font-style-complex="normal" style:font-weight-complex="normal"/>
    </style:style>
    <style:style style:name="P19" style:family="paragraph" style:parent-style-name="Standard">
      <style:text-properties fo:font-style="normal" fo:font-weight="normal" officeooo:rsid="001f7ff8" officeooo:paragraph-rsid="001f7ff8" style:font-style-asian="normal" style:font-weight-asian="normal" style:font-style-complex="normal" style:font-weight-complex="normal"/>
    </style:style>
    <style:style style:name="P20" style:family="paragraph" style:parent-style-name="Standard">
      <style:text-properties fo:font-size="14pt" fo:font-weight="bold" officeooo:rsid="0018b739" officeooo:paragraph-rsid="0018b739" style:font-size-asian="14pt" style:font-weight-asian="bold" style:font-size-complex="14pt" style:font-weight-complex="bold"/>
    </style:style>
    <style:style style:name="P21" style:family="paragraph" style:parent-style-name="Standard">
      <style:text-properties fo:font-size="14pt" fo:font-weight="bold" officeooo:rsid="0019d00a" officeooo:paragraph-rsid="0019d00a" style:font-size-asian="14pt" style:font-weight-asian="bold" style:font-size-complex="14pt" style:font-weight-complex="bold"/>
    </style:style>
    <style:style style:name="P22" style:family="paragraph" style:parent-style-name="Standard">
      <style:text-properties fo:font-size="14pt" fo:font-weight="normal" officeooo:rsid="0020c396" officeooo:paragraph-rsid="0020c396"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2be1a" style:font-weight-asian="normal" style:font-weight-complex="normal"/>
    </style:style>
    <style:style style:name="T3" style:family="text">
      <style:text-properties fo:font-weight="normal" officeooo:rsid="00241239" style:font-weight-asian="normal" style:font-weight-complex="normal"/>
    </style:style>
    <style:style style:name="T4" style:family="text">
      <style:text-properties officeooo:rsid="0019d00a"/>
    </style:style>
    <style:style style:name="T5" style:family="text">
      <style:text-properties fo:font-style="italic" style:font-style-asian="italic" style:font-style-complex="italic"/>
    </style:style>
    <style:style style:name="T6" style:family="text">
      <style:text-properties fo:font-style="italic" officeooo:rsid="001ca836" style:font-style-asian="italic" style:font-style-complex="italic"/>
    </style:style>
    <style:style style:name="T7" style:family="text">
      <style:text-properties fo:font-style="italic" officeooo:rsid="001e0f54" style:font-style-asian="italic" style:font-style-complex="italic"/>
    </style:style>
    <style:style style:name="T8" style:family="text">
      <style:text-properties fo:font-style="italic" officeooo:rsid="001f7ff8" style:font-style-asian="italic" style:font-style-complex="italic"/>
    </style:style>
    <style:style style:name="T9" style:family="text">
      <style:text-properties officeooo:rsid="001e0f54"/>
    </style:style>
    <style:style style:name="T10" style:family="text">
      <style:text-properties officeooo:rsid="001f7ff8"/>
    </style:style>
    <style:style style:name="T11" style:family="text">
      <style:text-properties fo:font-style="normal" officeooo:rsid="0020c396"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umno : <text:span text:style-name="T1">Aaron Gutierrez Dominguez</text:span><text:tab/></text:p>
      <text:p text:style-name="P3">Tema : <text:span text:style-name="T1">1</text:span></text:p>
      <text:p text:style-name="P3">Actividad :<text:span text:style-name="T1"> 1</text:span></text:p>
      <text:p text:style-name="P2"/>
      <text:p text:style-name="P20">1-<text:span text:style-name="T4">Principio de la usabilidad.</text:span></text:p>
      <text:p text:style-name="P2"/>
      <text:p text:style-name="P8">Es el grado de facilidad de cualquier usuario de ententer, aprender e interactuar <text:s/>con el producto de manera eficiente bajo unas determinadas condiciones.</text:p>
      <text:p text:style-name="P8"/>
      <text:p text:style-name="P9">Los 10 principios de utilidad <text:s/>de Jakob Nielsen:</text:p>
      <text:p text:style-name="P9"/>
      <text:p text:style-name="P9">1º Visibilidad de estado del sistema:</text:p>
      <text:p text:style-name="P9"><text:s/><text:tab/>-Tener al usuario siempre informado de lo que está ocurriendo.</text:p>
      <text:p text:style-name="P9"><text:tab/><text:tab/><text:span text:style-name="T5">Ejemplo: una barra de carga y el tiempo restante estimado.</text:span></text:p>
      <text:p text:style-name="P14"/>
      <text:p text:style-name="P9">2º Relación entre el sistema y el mundo real</text:p>
      <text:p text:style-name="P9"><text:s/><text:tab/>-El software tiene que utilizar un lenguaje familiar y facil de entender para el usuario. La <text:tab/> información que se muestre al usuario debería ser lógica y natural.</text:p>
      <text:p text:style-name="P9"><text:tab/><text:tab/><text:span text:style-name="T5">Ejemplo: un usuario puede no conocer el error 404 . Un mensaje de “Pagina no <text:tab/><text:tab/><text:tab/> <text:s text:c="3"/>encontrada o servicio no disponible “ seria mas facil de entender.</text:span></text:p>
      <text:p text:style-name="P9"><text:span text:style-name="T5"/></text:p>
      <text:p text:style-name="P16">3º Control y libertad del usuario</text:p>
      <text:p text:style-name="P16"><text:tab/>-El usuario deberia de poder deshacer o repetir un a acción previamente realizada, para <text:tab/> <text:tab/> evitar situaciones no deseadas en las que se podría hallar el usuario.</text:p>
      <text:p text:style-name="P16"><text:tab/><text:tab/><text:span text:style-name="T5">Ejemplo: </text:span><text:span text:style-name="T6">Enviar a la papelera un correo y poder deshacer esa acción.</text:span></text:p>
      <text:p text:style-name="P14"/>
      <text:p text:style-name="P17">4º Consistencia y estandares</text:p>
      <text:p text:style-name="P17"><text:tab/>-Es importante establecer convenciones lógicas y <text:span text:style-name="T9">mantenerlas siempre.</text:span></text:p>
      <text:p text:style-name="P17"><text:tab/> <text:span text:style-name="T9">Elementos similares <text:s/>deben ser facilmente reconocibles y realizar la misma funcion.</text:span></text:p>
      <text:p text:style-name="P17"><text:tab/><text:tab/><text:span text:style-name="T7">Ejemplo: El icono de menu en un móvil (menú Hamburguesa) ya se ha convertido en <text:tab/><text:tab/><text:tab/> <text:s text:c="3"/>un estandar.</text:span></text:p>
      <text:p text:style-name="P17"><text:tab/><text:tab/></text:p>
      <text:p text:style-name="P17">5º Prevencion de errores</text:p>
      <text:p text:style-name="P17"><text:tab/>-<text:span text:style-name="T9">Ayudar al usuario a no cometer errores.</text:span></text:p>
      <text:p text:style-name="P17"><text:tab/><text:tab/><text:span text:style-name="T7">Ejemplo: Asisitir al usuario en un buscador con una función de autocompletado o <text:tab/><text:tab/><text:tab/> <text:s text:c="3"/>alternativas de resultados.</text:span></text:p>
      <text:p text:style-name="P17"/>
      <text:p text:style-name="P18">6º Reconocer antes que recordar</text:p>
      <text:p text:style-name="P18"><text:tab/>-Haciendo visible acciones y opciones ,para que el usuario no tenga que recordar la <text:tab/><text:tab/> informacion entre disintas secciones de la app.</text:p>
      <text:p text:style-name="P18"><text:tab/><text:tab/><text:span text:style-name="T5">Ejemplo : Un boton de home para volver al principio.</text:span></text:p>
      <text:p text:style-name="P18"/>
      <text:p text:style-name="P18">7º <text:span text:style-name="T10">Felixibilidad y eficiencia de uso</text:span></text:p>
      <text:p text:style-name="P18"><text:tab/>-<text:span text:style-name="T10">Que pueda adaptarse en varios sistemas y plataformas siendo los mas homogeneo posible <text:tab/> intentando dar la misma experiencia en el máximo grado posible.</text:span></text:p>
      <text:p text:style-name="P18"><text:tab/> <text:span text:style-name="T10">Aquí también se incluye la adaptación al medio y el usuario.</text:span></text:p>
      <text:p text:style-name="P18"><text:tab/><text:tab/><text:span text:style-name="T8">Ejemplo : Que un usuario avanzado que sepa utilizar macros pueda implementarlas.</text:span></text:p>
      <text:p text:style-name="P15"><text:tab/><text:tab/><text:span text:style-name="T10">Otro Ejemplo: Que la interfaz se adapte a varias resoluciones de pantallas en <text:tab/><text:tab/><text:tab/><text:tab/><text:tab/>distintos medios.</text:span></text:p>
      <text:p text:style-name="P19"/>
      <text:p text:style-name="P19"/>
      <text:p text:style-name="P19"/>
      <text:p text:style-name="P19"><text:soft-page-break/>8º Estetica y diseño minimalista</text:p>
      <text:p text:style-name="P19"><text:tab/>-No añadir información innecesaria. Toda información extra compite con la información <text:tab/> relevante disminyendo asi su visiblidad.</text:p>
      <text:p text:style-name="P19"><text:tab/><text:tab/><text:span text:style-name="T5">Ejemplo: Aun siendo muy general, un buen ejemplo son las interfazes de apple.</text:span></text:p>
      <text:p text:style-name="P19"/>
      <text:p text:style-name="P19">9º Ayudar al usuario a reconocer, diagnosticar y recuperarse de errores.</text:p>
      <text:p text:style-name="P19"><text:tab/>-Informar al usuario con un lenguaje claro y simple cuando se produce un error y sugerir una <text:tab/> solución constructiva al problema.</text:p>
      <text:p text:style-name="P19"><text:tab/><text:tab/><text:span text:style-name="T5">Ejemplo: El más típico es cuando rellenamos un formulario y equivocarnos <text:tab/><text:tab/> <text:s text:c="26"/>avisandonos en tiempo real en que campos y el posible causante <text:s/>del error.</text:span></text:p>
      <text:p text:style-name="P19"><text:span text:style-name="T5"/></text:p>
      <text:p text:style-name="P19">10ª Ayuda y documentacíon</text:p>
      <text:p text:style-name="P15"><text:tab/>-<text:span text:style-name="T11">A veces es necesario<text:tab/>proveer cierto tipo de ayuda , siendo esta fácil de econtrar , <text:tab/><text:tab/> especificando los pasos necesarios siendo a la vez no muy extensa.</text:span></text:p>
      <text:p text:style-name="P15"><text:span text:style-name="T11"><text:tab/><text:tab/>Ejemplo: Documentacio de Unity.</text:span></text:p>
      <text:p text:style-name="P10"><text:span text:style-name="T11"><text:tab/><text:tab/></text:span></text:p>
      <text:p text:style-name="P21">2-Que es la realidad Aumentada?</text:p>
      <text:p text:style-name="P22"/>
      <text:p text:style-name="P11">Es una manera de ofrecer mas información a los sentidos de un usuario , ya sean visuales, auditivas etc. Un ejemplo serian las hololens , que en la calle nos muestre la temeperatura del ambiente , humedad y temperatura ambiente.</text:p>
      <text:p text:style-name="P11"><text:tab/></text:p>
      <text:p text:style-name="P21"/>
      <text:p text:style-name="P21">3-Que es una interfaz de usuario?</text:p>
      <text:p text:style-name="P7"/>
      <text:p text:style-name="P12">Es el medio por el que el usario se puede comunicar con un dispositivo , máquina u ordenador.</text:p>
      <text:p text:style-name="P5"/>
      <text:p text:style-name="P21">4-Definición y tendencias de <text:s/>GUI?</text:p>
      <text:p text:style-name="P5"/>
      <text:p text:style-name="P12">GUI (Graphic user Interface) es una interfaz que representa la información de manera visual (mediante imagenes) en un sentido mas metafórico. Un ejemplo de ello seria el conceptualizar las carpetas con un icono y con el ratón meter nuestros archivos en ella con un gesto de hacer clic y arrastrarlo hacia la carpeta, emulando asi el gesto de manera metafórica de meter un documento en una carpeta como lo hariamos en la vida real.</text:p>
      <text:p text:style-name="P12"/>
      <text:p text:style-name="P12">Las tendencias de las GUI rondan en torno a las pantallas de uso tactil . Gracias a la gran accesibilidad de <text:s/>dispositivos móviles (los cuales funcionan con touchscreens) la familiaridad con los gestos y empleo de estas faclita su implementacion en mas sectores. Un buen ejemplo son las estaciones de pedido en las cadenas de comida raṕida.</text:p>
      <text:p text:style-name="P12"/>
      <text:p text:style-name="P12"/>
      <text:p text:style-name="P21">5-KISS aplicado al diseño de interfaces</text:p>
      <text:p text:style-name="P5"/>
      <text:p text:style-name="P13">Se basa en hacerlas simples , haciendolas más intuitivas para el usuario. La manera correcta sera siempre las más simple . Aun asi es muy dificil de hacer ,ya que hay que ponerse en el papel de usuario y como programador muchas veces no se aprecia. Una ayuda seria hacer una prueba con usuarios y hacer un estudio para entender mejor lo que el usuario entiende como fácil , intuitivo y rápido de aprender.</text:p>
      <text:p text:style-name="P5"/>
      <text:p text:style-name="P5"/>
      <text:p text:style-name="P5"/>
      <text:p text:style-name="P5"><text:soft-page-break/></text:p>
      <text:p text:style-name="P5">6-Caracteristicas de una GUI.</text:p>
      <text:p text:style-name="P5"/>
      <text:p text:style-name="P6"><text:tab/>-<text:span text:style-name="T2">Simplifica las acciones de los comandos mediante iconos que el usuario puede realizar.</text:span></text:p>
      <text:p text:style-name="P6"><text:span text:style-name="T2"><text:tab/>-Fácil identificación de los comandos.</text:span></text:p>
      <text:p text:style-name="P6"><text:span text:style-name="T2"><text:tab/>-</text:span><text:span text:style-name="T3">Mayor facilidad de comprensión, aprendizaje.</text:span></text:p>
      <text:p text:style-name="P6"><text:span text:style-name="T3"><text:tab/>-Representación fija y permanente en un determinado contexto de acción.</text:span></text:p>
      <text:p text:style-name="P5"><text:tab/></text:p>
      <text:p text:style-name="P5">7-Cual es el principal objetivo de <text:s/>una GUI?</text:p>
      <text:p text:style-name="P5"/>
      <text:p text:style-name="P5"><text:tab/><text:span text:style-name="T3">Facilitar la comunicación del usuario con el dispositivo, máquina u ordenador.</text:span></text:p>
      <text:p text:style-name="P5"><text:span text:style-name="T3"/></text:p>
      <text:p text:style-name="P5">8-De acuerdo a la evolucion y desarrollo GUI .Que puntos de conexión puede o podrá tener con la NUI?</text:p>
      <text:p text:style-name="P2"><text:tab/></text:p>
      <text:p text:style-name="P2"><text:span text:style-name="T3">Un ejemplo claro se puede ver con el surface Dial(elemento NUI) con photoshop. Donde al colocarlo sobre un dispositivo surface podremos ver como aparece una interfaz en pantalla en la GUI de photoshop , con el cual podremos interactuar mediante el dial.</text:span></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8:46:31.724839554</meta:creation-date>
    <meta:generator>LibreOffice/6.0.7.3$Linux_X86_64 LibreOffice_project/00m0$Build-3</meta:generator>
    <dc:date>2019-09-18T10:32:52.497961054</dc:date>
    <meta:editing-duration>PT15M1S</meta:editing-duration>
    <meta:editing-cycles>2</meta:editing-cycles>
    <meta:document-statistic meta:table-count="0" meta:image-count="0" meta:object-count="0" meta:page-count="3" meta:paragraph-count="62" meta:word-count="875" meta:character-count="5417" meta:non-whitespace-character-count="4468"/>
  </office:meta>
</office:document-meta>
</file>